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Standard">
      <style:paragraph-properties fo:margin-left="0cm" fo:margin-right="0cm" fo:text-indent="0cm" style:auto-text-indent="false" style:writing-mode="lr-tb"/>
      <style:text-properties fo:color="#000000" loext:opacity="100%" style:font-name="sans-serif" fo:background-color="transparent"/>
    </style:style>
    <style:style style:name="P2" style:family="paragraph" style:parent-style-name="Standard">
      <style:paragraph-properties fo:margin-left="0cm" fo:margin-right="0cm" fo:margin-top="0cm" fo:margin-bottom="0.499cm" style:contextual-spacing="false" fo:text-indent="0cm" style:auto-text-indent="false" style:writing-mode="lr-tb"/>
      <style:text-properties fo:color="#000000" loext:opacity="100%" style:font-name="sans-serif" fo:background-color="transparent"/>
    </style:style>
    <style:style style:name="P3" style:family="paragraph" style:parent-style-name="Text_20_body" style:list-style-name="L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 style:family="paragraph" style:parent-style-name="Text_20_body">
      <style:paragraph-properties fo:margin-left="0cm" fo:margin-right="0cm" fo:margin-top="0cm" fo:margin-bottom="0cm" style:contextual-spacing="false" fo:text-indent="0cm" style:auto-text-indent="false" style:writing-mode="lr-tb"/>
      <style:text-properties fo:color="#000000" loext:opacity="100%" style:font-name="sans-serif" fo:background-color="transparent"/>
    </style:style>
    <style:style style:name="P5" style:family="paragraph" style:parent-style-name="Text_20_body">
      <style:paragraph-properties fo:margin-left="0cm" fo:margin-right="0cm" fo:text-indent="0cm" style:auto-text-indent="false" style:writing-mode="lr-tb"/>
      <style:text-properties fo:color="#000000" loext:opacity="100%" style:font-name="sans-serif" fo:background-color="transparent"/>
    </style:style>
    <style:style style:name="P6" style:family="paragraph" style:parent-style-name="Text_20_body" style:list-style-name="L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7" style:family="paragraph" style:parent-style-name="Text_20_body" style:list-style-name="L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8" style:family="paragraph" style:parent-style-name="Preformatted_20_Text" style:list-style-name="L2">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9" style:family="paragraph" style:parent-style-name="Text_20_body" style:list-style-name="L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 style:family="paragraph" style:parent-style-name="Text_20_body" style:list-style-name="L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1" style:family="paragraph" style:parent-style-name="Preformatted_20_Text" style:list-style-name="L3">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2" style:family="paragraph" style:parent-style-name="Preformatted_20_Text" style:list-style-name="L3">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13" style:family="paragraph" style:parent-style-name="Text_20_body" style:list-style-name="L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4" style:family="paragraph" style:parent-style-name="Text_20_body" style:list-style-name="L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15" style:family="paragraph" style:parent-style-name="Preformatted_20_Text" style:list-style-name="L4">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16" style:family="paragraph" style:parent-style-name="Preformatted_20_Text" style:list-style-name="L4">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17" style:family="paragraph" style:parent-style-name="Text_20_body" style:list-style-name="L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8" style:family="paragraph" style:parent-style-name="Text_20_body">
      <style:paragraph-properties fo:margin-left="0cm" fo:margin-right="0cm" fo:margin-top="0cm" fo:margin-bottom="0cm" style:contextual-spacing="false" fo:text-indent="0cm" style:auto-text-indent="false" style:writing-mode="lr-tb"/>
    </style:style>
    <style:style style:name="P19" style:family="paragraph" style:parent-style-name="Text_20_body" style:list-style-name="L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0" style:family="paragraph" style:parent-style-name="Text_20_body" style:list-style-name="L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1" style:family="paragraph" style:parent-style-name="Preformatted_20_Text" style:list-style-name="L6">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2" style:family="paragraph" style:parent-style-name="Text_20_body" style:list-style-name="L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3" style:family="paragraph" style:parent-style-name="Text_20_body" style:list-style-name="L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4" style:family="paragraph" style:parent-style-name="Preformatted_20_Text" style:list-style-name="L7">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5" style:family="paragraph" style:parent-style-name="Text_20_body" style:list-style-name="L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26" style:family="paragraph" style:parent-style-name="Text_20_body" style:list-style-name="L8">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27" style:family="paragraph" style:parent-style-name="Text_20_body" style:list-style-name="L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28" style:family="paragraph" style:parent-style-name="Preformatted_20_Text" style:list-style-name="L8">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29" style:family="paragraph" style:parent-style-name="Text_20_body" style:list-style-name="L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0" style:family="paragraph" style:parent-style-name="Text_20_body" style:list-style-name="L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31" style:family="paragraph" style:parent-style-name="Preformatted_20_Text" style:list-style-name="L9">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32" style:family="paragraph" style:parent-style-name="Preformatted_20_Text" style:list-style-name="L9">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33" style:family="paragraph" style:parent-style-name="Text_20_body" style:list-style-name="L1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4" style:family="paragraph" style:parent-style-name="Text_20_body" style:list-style-name="L1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5" style:family="paragraph" style:parent-style-name="Text_20_body" style:list-style-name="L11">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36" style:family="paragraph" style:parent-style-name="Text_20_body" style:list-style-name="L1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7" style:family="paragraph" style:parent-style-name="Text_20_body" style:list-style-name="L13">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T1" style:family="text">
      <style:text-properties style:font-name="monospace" fo:font-size="10pt"/>
    </style:style>
    <style:style style:name="T2" style:family="text">
      <style:text-properties fo:color="#000000" loext:opacity="100%" style:font-name="monospace" fo:font-size="10pt" fo:background-color="transparent" loext:char-shading-value="0"/>
    </style:style>
    <style:style style:name="T3" style:family="text">
      <style:text-properties fo:color="#000000" loext:opacity="100%" style:font-name="sans-serif" fo:background-color="transparent" loext:char-shading-value="0"/>
    </style:style>
    <style:style style:name="T4" style:family="text">
      <style:text-properties fo:color="#000080" loext:opacity="100%" style:font-name="sans-serif" fo:background-color="transparent" loext:char-shading-value="0"/>
    </style:style>
    <style:style style:name="T5" style:family="text">
      <style:text-properties fo:color="#000000" loext:opacity="100%"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lation de Docker Desktop sur Lubuntu 22.04 LTS (VM avec KVM sous VMware)</text:p>
      <text:p text:style-name="P1">Ce guide explique étape par étape comment installer Docker Desktop sur une machine virtuelle (VM) Lubuntu 22.04 LTS utilisant KVM, hébergée sur VMware Workstation 16.1 sous Windows 10. Il traite des problèmes courants, comme les conflits avec Hyper-V, et intègre des mesures de sécurité pour protéger les jetons d'accès personnels (PAT) utilisés pour l'authentification.</text:p>
      <text:p text:style-name="P2">Prérequis</text:p>
      <text:list text:style-name="L1">
        <text:list-item>
          <text:p text:style-name="P3">OS Hôte : Windows 10 Professionnel (Build 19045 ou supérieur)</text:p>
        </text:list-item>
        <text:list-item>
          <text:p text:style-name="P3">Hyperviseur : VMware Workstation 16.1 ou version ultérieure</text:p>
        </text:list-item>
        <text:list-item>
          <text:p text:style-name="P3">OS VM : Lubuntu 22.04 LTS (Jammy Jellyfish, installation propre et à jour)</text:p>
        </text:list-item>
        <text:list-item>
          <text:p text:style-name="P3">BIOS : Virtualisation activée (Intel VT-x/AMD-V)</text:p>
        </text:list-item>
        <text:list-item>
          <text:p text:style-name="P3">CPU Hôte : Intel64 Family 6 Model 58 (ou équivalent) avec support de la virtualisation</text:p>
        </text:list-item>
        <text:list-item>
          <text:p text:style-name="P3">Paramètres CPU VM : Activer "Virtualize Intel VT-x/EPT ou AMD-V/RVI" et "Virtualize IOMMU" dans le fichier <text:span text:style-name="T1">.vmx</text:span> de la VM ou les paramètres VMware</text:p>
        </text:list-item>
        <text:list-item>
          <text:p text:style-name="P3">Mémoire VM : Minimum 4 Go (8 Go recommandés pour de meilleures performances)</text:p>
        </text:list-item>
        <text:list-item>
          <text:p text:style-name="P3">Stockage VM : Au moins 20 Go d’espace disque libre</text:p>
        </text:list-item>
        <text:list-item>
          <text:p text:style-name="P3">Réseau : Connexion Internet stable pour les téléchargements de paquets et l’authentification Docker Hub</text:p>
        </text:list-item>
      </text:list>
      <text:p text:style-name="P4">Note : Vérifiez que votre CPU supporte la virtualisation imbriquée et que celle-ci est activée dans le BIOS. Utilisez <text:span text:style-name="T1">vmware -v</text:span> ou consultez les journaux VMware si la VM ne démarre pas.</text:p>
      <text:p text:style-name="P4">Étape 1 : Résoudre les conflits Hyper-V sous Windows</text:p>
      <text:p text:style-name="P5">Hyper-V peut bloquer la virtualisation imbriquée nécessaire à KVM. Suivez ces étapes pour le désactiver complètement :</text:p>
      <text:list text:style-name="L2">
        <text:list-item>
          <text:p text:style-name="P6">Désactiver Hyper-V via l’interface graphique :</text:p>
          <text:list>
            <text:list-item>
              <text:p text:style-name="P6">Ouvrez Panneau de configuration &gt; Programmes et fonctionnalités &gt; Activer ou désactiver des fonctionnalités Windows.</text:p>
            </text:list-item>
            <text:list-item>
              <text:p text:style-name="P6">Décochez toutes les options Hyper-V (y compris "Plateforme Hyper-V" et "Outils de gestion Hyper-V").</text:p>
            </text:list-item>
            <text:list-item>
              <text:p text:style-name="P6">Cliquez sur OK et redémarrez le système.</text:p>
            </text:list-item>
          </text:list>
        </text:list-item>
        <text:list-item>
          <text:p text:style-name="P6">Vérifier l’état d’Hyper-V :</text:p>
          <text:list>
            <text:list-item>
              <text:p text:style-name="P6">Exécutez <text:span text:style-name="T1">systeminfo</text:span> dans l’Invite de commandes et vérifiez la section "Exigences Hyper-V". Elle doit indiquer qu’aucun hyperviseur n’est détecté.</text:p>
            </text:list-item>
            <text:list-item>
              <text:p text:style-name="P6">Sinon, ouvrez <text:span text:style-name="T1">msinfo32</text:span> et assurez-vous que "Sécurité basée sur la virtualisation" est Non actif.</text:p>
            </text:list-item>
          </text:list>
        </text:list-item>
        <text:list-item>
          <text:p text:style-name="P6">Désactiver le lancement de l’hyperviseur (CMD en mode administrateur) :</text:p>
          <text:p text:style-name="P7">cmd</text:p>
          <text:p text:style-name="P8"><text:span text:style-name="Source_20_Text"><text:span text:style-name="T2">bcdedit /set hypervisorlaunchtype off</text:span></text:span></text:p>
        </text:list-item>
        <text:list-item>
          <text:p text:style-name="P6">Supprimer les fonctionnalités Hyper-V (PowerShell en mode administrateur) :</text:p>
          <text:p text:style-name="P7">powershell</text:p>
          <text:p text:style-name="P8"><text:span text:style-name="Source_20_Text"><text:span text:style-name="T2">Disable-WindowsOptionalFeature -Online -FeatureName Microsoft-Hyper-V-All</text:span></text:span></text:p>
        </text:list-item>
        <text:list-item>
          <text:p text:style-name="P6">Redémarrer le système :</text:p>
          <text:list>
            <text:list-item>
              <text:p text:style-name="P6">Redémarrez Windows pour appliquer les modifications.</text:p>
            </text:list-item>
          </text:list>
        </text:list-item>
      </text:list>
      <text:p text:style-name="P4"><text:soft-page-break/>Dépannage : Si la VM ne démarre toujours pas avec VT-x/AMD-V activé, assurez-vous que VMware Workstation est à jour et vérifiez dans le fichier <text:span text:style-name="T1">.vmx</text:span> que <text:span text:style-name="T1">vhv.enable = "TRUE"</text:span>.</text:p>
      <text:p text:style-name="P4">Étape 2 : Installer et configurer KVM dans la VM Lubuntu</text:p>
      <text:p text:style-name="P5">KVM est requis pour que Docker Desktop exécute sa propre VM interne. Suivez ces étapes pour l’installer :</text:p>
      <text:list text:style-name="L3">
        <text:list-item>
          <text:p text:style-name="P9">Vérifier le support de virtualisation du CPU :</text:p>
          <text:p text:style-name="P10">bash</text:p>
          <text:p text:style-name="P11"><text:span text:style-name="Source_20_Text"><text:span text:style-name="T2">sudo apt update</text:span></text:span></text:p>
          <text:p text:style-name="P11"><text:span text:style-name="Source_20_Text"><text:span text:style-name="T2">sudo apt install cpu-checker</text:span></text:span></text:p>
          <text:p text:style-name="P12"><text:span text:style-name="Source_20_Text"><text:span text:style-name="T2">kvm-ok</text:span></text:span></text:p>
          <text:list>
            <text:list-item>
              <text:p text:style-name="P9">Résultat attendu : <text:span text:style-name="T1">INFO: /dev/kvm exists</text:span> et <text:span text:style-name="T1">KVM acceleration can be used</text:span>.</text:p>
            </text:list-item>
            <text:list-item>
              <text:p text:style-name="P9">Erreur possible : Si vous voyez <text:span text:style-name="T1">Your CPU does not support KVM extensions</text:span>, Hyper-V est probablement encore actif. Revenez à l’étape 1 ou vérifiez les paramètres de virtualisation CPU dans VMware.</text:p>
            </text:list-item>
          </text:list>
        </text:list-item>
        <text:list-item>
          <text:p text:style-name="P9">Installer les modules KVM :</text:p>
          <text:list>
            <text:list-item>
              <text:p text:style-name="P9">Pour les processeurs Intel :</text:p>
              <text:p text:style-name="P10">bash</text:p>
              <text:p text:style-name="P11"><text:span text:style-name="Source_20_Text"><text:span text:style-name="T2">sudo modprobe kvm_intel</text:span></text:span></text:p>
            </text:list-item>
            <text:list-item>
              <text:p text:style-name="P9">Pour les processeurs AMD :</text:p>
              <text:p text:style-name="P10">bash</text:p>
              <text:p text:style-name="P11"><text:span text:style-name="Source_20_Text"><text:span text:style-name="T2">sudo modprobe kvm_amd</text:span></text:span></text:p>
            </text:list-item>
          </text:list>
        </text:list-item>
        <text:list-item>
          <text:p text:style-name="P9">Vérifier l’installation de KVM :</text:p>
          <text:p text:style-name="P10">bash</text:p>
          <text:p text:style-name="P11"><text:span text:style-name="Source_20_Text"><text:span text:style-name="T2">kvm-ok</text:span></text:span></text:p>
          <text:p text:style-name="P11"><text:span text:style-name="Source_20_Text"><text:span text:style-name="T2">lsmod | grep kvm</text:span></text:span></text:p>
          <text:list>
            <text:list-item>
              <text:p text:style-name="P9">Cherchez <text:span text:style-name="T1">kvm_intel</text:span> ou <text:span text:style-name="T1">kvm_amd</text:span> dans la sortie de <text:span text:style-name="T1">lsmod</text:span>.</text:p>
            </text:list-item>
          </text:list>
        </text:list-item>
        <text:list-item>
          <text:p text:style-name="P9">Configurer les permissions utilisateur :</text:p>
          <text:p text:style-name="P10">bash</text:p>
          <text:p text:style-name="P11"><text:span text:style-name="Source_20_Text"><text:span text:style-name="T2">sudo usermod -aG kvm $USER</text:span></text:span></text:p>
          <text:p text:style-name="P11"><text:span text:style-name="Source_20_Text"><text:span text:style-name="T2">ls -al /dev/kvm</text:span></text:span></text:p>
          <text:list>
            <text:list-item>
              <text:p text:style-name="P9">Assurez-vous que <text:span text:style-name="T1">/dev/kvm</text:span> existe avec des permissions comme <text:span text:style-name="T1">crw-rw----+ 1 root kvm</text:span>.</text:p>
            </text:list-item>
            <text:list-item>
              <text:p text:style-name="P9">Déconnectez-vous et reconnectez-vous pour appliquer les changements de groupe.</text:p>
            </text:list-item>
          </text:list>
        </text:list-item>
      </text:list>
      <text:p text:style-name="P4">Dépannage : Si <text:span text:style-name="T1">/dev/kvm</text:span> est absent ou inaccessible, vérifiez si le module <text:span text:style-name="T1">kvm</text:span> est chargé (<text:span text:style-name="T1">lsmod | grep kvm</text:span>). Rechargez le module si nécessaire ou réinstallez <text:span text:style-name="T1">qemu-kvm</text:span> avec <text:span text:style-name="T1">sudo apt install qemu-kvm</text:span>.</text:p>
      <text:p text:style-name="P4">Étape 3 : Installer Docker Desktop sur Lubuntu</text:p>
      <text:p text:style-name="P5">Docker Desktop nécessite un OS basé sur Ubuntu 64 bits et certaines dépendances. Suivez ces étapes :</text:p>
      <text:list text:style-name="L4">
        <text:list-item>
          <text:p text:style-name="P13">Installer les prérequis :</text:p>
          <text:p text:style-name="P14">bash</text:p>
          <text:p text:style-name="P15"><text:span text:style-name="Source_20_Text"><text:span text:style-name="T2">sudo apt update</text:span></text:span></text:p>
          <text:p text:style-name="P15"><text:soft-page-break/><text:span text:style-name="Source_20_Text"><text:span text:style-name="T2">sudo apt install gnome-terminal</text:span></text:span></text:p>
          <text:list>
            <text:list-item>
              <text:p text:style-name="P13"><text:span text:style-name="T1">gnome-terminal</text:span> est requis pour les environnements de bureau non-GNOME comme LXQt de Lubuntu.</text:p>
            </text:list-item>
          </text:list>
        </text:list-item>
        <text:list-item>
          <text:p text:style-name="P13">Configurer le dépôt Docker :</text:p>
          <text:p text:style-name="P14">bash</text:p>
          <text:p text:style-name="P15"><text:span text:style-name="Source_20_Text"><text:span text:style-name="T2">sudo apt install ca-certificates curl gnupg</text:span></text:span></text:p>
          <text:p text:style-name="P15"><text:span text:style-name="Source_20_Text"><text:span text:style-name="T2">sudo install -m 0755 -d /etc/apt/keyrings</text:span></text:span></text:p>
          <text:p text:style-name="P15"><text:span text:style-name="Source_20_Text"><text:span text:style-name="T2">curl -fsSL https://download.docker.com/linux/ubuntu/gpg | sudo gpg --dearmor -o /etc/apt/keyrings/docker.gpg</text:span></text:span></text:p>
          <text:p text:style-name="P15"><text:span text:style-name="Source_20_Text"><text:span text:style-name="T2">sudo chmod a+r /etc/apt/keyrings/docker.gpg</text:span></text:span></text:p>
          <text:p text:style-name="P15"><text:span text:style-name="Source_20_Text"><text:span text:style-name="T2">echo "deb [arch=$(dpkg --print-architecture) signed-by=/etc/apt/keyrings/docker.gpg] https://download.docker.com/linux/ubuntu $(. /etc/os-release &amp;&amp; echo "$VERSION_CODENAME") stable" | sudo tee /etc/apt/sources.list.d/docker.list &gt; /dev/null</text:span></text:span></text:p>
          <text:p text:style-name="P15"><text:span text:style-name="Source_20_Text"><text:span text:style-name="T2">sudo apt update</text:span></text:span></text:p>
        </text:list-item>
        <text:list-item>
          <text:p text:style-name="P13">Télécharger et installer Docker Desktop :</text:p>
          <text:list>
            <text:list-item>
              <text:p text:style-name="P13">Téléchargez le dernier paquet <text:span text:style-name="T1">.deb</text:span> (par exemple, version 4.26.1) :</text:p>
              <text:p text:style-name="P14">bash</text:p>
              <text:p text:style-name="P15"><text:span text:style-name="Source_20_Text"><text:span text:style-name="T2">wget https://desktop.docker.com/linux/main/amd64/docker-desktop-4.26.1-amd64.deb</text:span></text:span></text:p>
            </text:list-item>
            <text:list-item>
              <text:p text:style-name="P13">Installez le paquet :</text:p>
              <text:p text:style-name="P14">bash</text:p>
              <text:p text:style-name="P15"><text:span text:style-name="Source_20_Text"><text:span text:style-name="T2">sudo apt install ./docker-desktop-4.26.1-amd64.deb</text:span></text:span></text:p>
            </text:list-item>
          </text:list>
        </text:list-item>
        <text:list-item>
          <text:p text:style-name="P13">Vérifier l’installation :</text:p>
          <text:p text:style-name="P14">bash</text:p>
          <text:p text:style-name="P15"><text:span text:style-name="Source_20_Text"><text:span text:style-name="T2">docker -v</text:span></text:span></text:p>
          <text:p text:style-name="P16"><text:span text:style-name="Source_20_Text"><text:span text:style-name="T2">docker-credential-desktop version</text:span></text:span></text:p>
          <text:p text:style-name="P16"><text:span text:style-name="Source_20_Text"><text:span text:style-name="T2">docker-index version</text:span></text:span></text:p>
          <text:list>
            <text:list-item>
              <text:p text:style-name="P13">Résultats attendus :</text:p>
              <text:list>
                <text:list-item>
                  <text:p text:style-name="P13"><text:span text:style-name="T1">Docker version 25.0.0, build e758fe5</text:span> (ou plus récent)</text:p>
                </text:list-item>
                <text:list-item>
                  <text:p text:style-name="P14">docker-credential-desktop v0.7.0</text:p>
                </text:list-item>
                <text:list-item>
                  <text:p text:style-name="P14">docker-index v0.0.35</text:p>
                </text:list-item>
              </text:list>
            </text:list-item>
          </text:list>
        </text:list-item>
        <text:list-item>
          <text:p text:style-name="P13">Lancer Docker Desktop :</text:p>
          <text:p text:style-name="P14">bash</text:p>
          <text:p text:style-name="P15"><text:span text:style-name="Source_20_Text"><text:span text:style-name="T2">systemctl --user start docker-desktop</text:span></text:span></text:p>
          <text:list>
            <text:list-item>
              <text:p text:style-name="P13">Alternativement, utilisez le raccourci Docker Desktop dans le menu Programmation.</text:p>
            </text:list-item>
          </text:list>
        </text:list-item>
      </text:list>
      <text:p text:style-name="P5">Dépannage :</text:p>
      <text:list text:style-name="L5">
        <text:list-item>
          <text:p text:style-name="P17">Si Docker Desktop échoue avec une erreur "KVM virtualization support needed", revérifiez la configuration de KVM (Étape 2).</text:p>
        </text:list-item>
        <text:list-item>
          <text:p text:style-name="P17">Si l’installation échoue, assurez-vous que le paquet <text:span text:style-name="T1">.deb</text:span> correspond à l’architecture <text:span text:style-name="T1">amd64</text:span> et videz le cache APT avec <text:span text:style-name="T1">sudo apt clean</text:span>.</text:p>
        </text:list-item>
      </text:list>
      <text:p text:style-name="P4">Étape 4 : Configurer l’authentification Docker Desktop</text:p>
      <text:p text:style-name="P4"><text:soft-page-break/>Docker Desktop utilise le fichier <text:span text:style-name="T1">~/.docker/config.json</text:span> pour l’authentification avec Docker Hub ou d’autres registres. Un compte Docker Hub gratuit est limité à 5 jetons d’accès personnels (PAT), gérez-les avec soin.</text:p>
      <text:p text:style-name="P18"><text:span text:style-name="T3">Avertissement de sécurité : Si une version précédente de ce tutoriel ou un document connexe a inclus un PAT réel, révoquez-le immédiatement via </text:span><text:a xlink:type="simple" xlink:href="https://hub.docker.com/" office:target-frame-name="_blank" xlink:show="new" text:style-name="Internet_20_link" text:visited-style-name="Visited_20_Internet_20_Link"><text:span text:style-name="T4">hub.docker.com</text:span></text:a><text:span text:style-name="T3"> (Paramètres &gt; Sécurité &gt; Jetons d’accès personnels) pour éviter tout accès non autorisé à votre compte.</text:span></text:p>
      <text:p text:style-name="P5">4.1. Sécurité des jetons d’accès personnels (PAT)</text:p>
      <text:list text:style-name="L6">
        <text:list-item>
          <text:p text:style-name="P19">Ne partagez jamais vos PAT dans des fichiers publics, dépôts GitHub, ou forums. Une fuite peut compromettre votre compte Docker Hub.</text:p>
        </text:list-item>
        <text:list-item>
          <text:p text:style-name="P19">Si un PAT est exposé, révoquez-le immédiatement via l’interface Docker Hub.</text:p>
        </text:list-item>
        <text:list-item>
          <text:p text:style-name="P19">Utilisez des PAT avec des permissions minimales (par exemple, lecture seule pour tirer des images) et configurez une expiration (par exemple, 30 jours).</text:p>
        </text:list-item>
        <text:list-item>
          <text:p text:style-name="P19">Protégez le fichier <text:span text:style-name="T1">~/.docker/config.json</text:span> avec des permissions restrictives :</text:p>
          <text:p text:style-name="P20">bash</text:p>
          <text:p text:style-name="P21"><text:span text:style-name="Source_20_Text"><text:span text:style-name="T2">chmod 600 ~/.docker/config.json</text:span></text:span></text:p>
        </text:list-item>
        <text:list-item>
          <text:p text:style-name="P19">Ne versionnez jamais ce fichier dans un dépôt public (ajoutez-le à <text:span text:style-name="T1">.gitignore</text:span>).</text:p>
        </text:list-item>
      </text:list>
      <text:p text:style-name="P5">4.2. Configuration initiale</text:p>
      <text:list text:style-name="L7">
        <text:list-item>
          <text:p text:style-name="P22">Au premier lancement, Docker Desktop crée <text:span text:style-name="T1">~/.docker/config.json</text:span> et peut ouvrir un navigateur pour se connecter à Docker Hub.</text:p>
        </text:list-item>
        <text:list-item>
          <text:p text:style-name="P22">Sauvegardez la configuration par défaut :</text:p>
          <text:p text:style-name="P23">bash</text:p>
          <text:p text:style-name="P24"><text:span text:style-name="Source_20_Text"><text:span text:style-name="T2">cp ~/.docker/config.json ~/.docker/config.json.bak</text:span></text:span></text:p>
        </text:list-item>
        <text:list-item>
          <text:p text:style-name="P22">Exemple de configuration par défaut :</text:p>
          <text:p text:style-name="P23">json</text:p>
          <text:p text:style-name="P24"><text:span text:style-name="Source_20_Text"><text:span text:style-name="T2">{</text:span></text:span></text:p>
          <text:p text:style-name="P24"><text:span text:style-name="Source_20_Text"><text:span text:style-name="T5"><text:s text:c="4"/></text:span></text:span><text:span text:style-name="Source_20_Text"><text:span text:style-name="T2">"auths": {},</text:span></text:span></text:p>
          <text:p text:style-name="P24"><text:span text:style-name="Source_20_Text"><text:span text:style-name="T5"><text:s text:c="4"/></text:span></text:span><text:span text:style-name="Source_20_Text"><text:span text:style-name="T2">"credsStore": "desktop",</text:span></text:span></text:p>
          <text:p text:style-name="P24"><text:span text:style-name="Source_20_Text"><text:span text:style-name="T5"><text:s text:c="4"/></text:span></text:span><text:span text:style-name="Source_20_Text"><text:span text:style-name="T2">"currentContext": "desktop-linux"</text:span></text:span></text:p>
          <text:p text:style-name="P24"><text:span text:style-name="Source_20_Text"><text:span text:style-name="T2">}</text:span></text:span></text:p>
          <text:list>
            <text:list-item>
              <text:p text:style-name="P22"><text:span text:style-name="T1">"credsStore": "desktop"</text:span> déclenche l’authentification via navigateur.</text:p>
            </text:list-item>
            <text:list-item>
              <text:p text:style-name="P22"><text:span text:style-name="T1">"currentContext": "desktop-linux"</text:span> indique le contexte de Docker Desktop, distinct de Docker autonome.</text:p>
            </text:list-item>
          </text:list>
        </text:list-item>
      </text:list>
      <text:p text:style-name="P4">4.3. Utiliser un jeton d’accès personnel (PAT)</text:p>
      <text:p text:style-name="P5">Avertissement de sécurité : Le jeton <text:span text:style-name="T1">dckr_pat_EXEMPLE_FICTIF_1234567890</text:span> est fictif et utilisé à des fins d’illustration. Ne partagez jamais un PAT réel dans des documents, dépôts GitHub, ou forums publics, car cela pourrait compromettre votre compte Docker Hub.</text:p>
      <text:list text:style-name="L8">
        <text:list-item>
          <text:p text:style-name="P25">Générez un PAT sur Docker Hub :</text:p>
          <text:list>
            <text:list-item>
              <text:p text:style-name="P26"><text:span text:style-name="T3">Connectez-vous à </text:span><text:a xlink:type="simple" xlink:href="https://hub.docker.com/" office:target-frame-name="_blank" xlink:show="new" text:style-name="Internet_20_link" text:visited-style-name="Visited_20_Internet_20_Link"><text:span text:style-name="T4">hub.docker.com</text:span></text:a><text:span text:style-name="T3">, allez dans Paramètres du compte &gt; Sécurité &gt; Jetons d’accès personnels.</text:span></text:p>
            </text:list-item>
            <text:list-item>
              <text:p text:style-name="P25">Créez un jeton avec des permissions minimales (par exemple, lecture seule) et une expiration (par exemple, 30 jours). Exemple fictif : <text:span text:style-name="T1">dckr_pat_EXEMPLE_FICTIF_1234567890</text:span>.</text:p>
            </text:list-item>
          </text:list>
        </text:list-item>
        <text:list-item>
          <text:p text:style-name="P25"><text:soft-page-break/>Encodez le jeton en Base64 :</text:p>
          <text:p text:style-name="P27">bash</text:p>
          <text:p text:style-name="P28"><text:span text:style-name="Source_20_Text"><text:span text:style-name="T2">echo -n 'dckr_pat_EXEMPLE_FICTIF_1234567890' | base64</text:span></text:span></text:p>
          <text:list>
            <text:list-item>
              <text:p text:style-name="P25">Sortie (fictive) : <text:span text:style-name="T1">ZGtyX3BhdF9FWEVNUExFX0ZJQ1RJRl8xMjM0NTY3ODkw</text:span></text:p>
            </text:list-item>
          </text:list>
        </text:list-item>
        <text:list-item>
          <text:p text:style-name="P25">Mettez à jour <text:span text:style-name="T1">config.json</text:span> :</text:p>
          <text:p text:style-name="P27">json</text:p>
          <text:p text:style-name="P28"><text:span text:style-name="Source_20_Text"><text:span text:style-name="T2">{</text:span></text:span></text:p>
          <text:p text:style-name="P28"><text:span text:style-name="Source_20_Text"><text:span text:style-name="T5"><text:s text:c="4"/></text:span></text:span><text:span text:style-name="Source_20_Text"><text:span text:style-name="T2">"auths": {</text:span></text:span></text:p>
          <text:p text:style-name="P28"><text:span text:style-name="Source_20_Text"><text:span text:style-name="T5"><text:s text:c="8"/></text:span></text:span><text:span text:style-name="Source_20_Text"><text:span text:style-name="T2">"https://index.docker.io/v1/": {</text:span></text:span></text:p>
          <text:p text:style-name="P28"><text:span text:style-name="Source_20_Text"><text:span text:style-name="T5"><text:s text:c="12"/></text:span></text:span><text:span text:style-name="Source_20_Text"><text:span text:style-name="T2">"auth": "ZGtyX3BhdF9FWEVNUExFX0ZJQ1RJRl8xMjM0NTY3ODkw"</text:span></text:span></text:p>
          <text:p text:style-name="P28"><text:span text:style-name="Source_20_Text"><text:span text:style-name="T5"><text:s text:c="8"/></text:span></text:span><text:span text:style-name="Source_20_Text"><text:span text:style-name="T2">}</text:span></text:span></text:p>
          <text:p text:style-name="P28"><text:span text:style-name="Source_20_Text"><text:span text:style-name="T5"><text:s text:c="4"/></text:span></text:span><text:span text:style-name="Source_20_Text"><text:span text:style-name="T2">},</text:span></text:span></text:p>
          <text:p text:style-name="P28"><text:span text:style-name="Source_20_Text"><text:span text:style-name="T5"><text:s text:c="4"/></text:span></text:span><text:span text:style-name="Source_20_Text"><text:span text:style-name="T2">"credsStore": "desktop",</text:span></text:span></text:p>
          <text:p text:style-name="P28"><text:span text:style-name="Source_20_Text"><text:span text:style-name="T5"><text:s text:c="4"/></text:span></text:span><text:span text:style-name="Source_20_Text"><text:span text:style-name="T2">"currentContext": "desktop-linux",</text:span></text:span></text:p>
          <text:p text:style-name="P28"><text:span text:style-name="Source_20_Text"><text:span text:style-name="T5"><text:s text:c="4"/></text:span></text:span><text:span text:style-name="Source_20_Text"><text:span text:style-name="T2">"plugins": {</text:span></text:span></text:p>
          <text:p text:style-name="P28"><text:span text:style-name="Source_20_Text"><text:span text:style-name="T5"><text:s text:c="8"/></text:span></text:span><text:span text:style-name="Source_20_Text"><text:span text:style-name="T2">"-x-cli-hints": {</text:span></text:span></text:p>
          <text:p text:style-name="P28"><text:span text:style-name="Source_20_Text"><text:span text:style-name="T5"><text:s text:c="12"/></text:span></text:span><text:span text:style-name="Source_20_Text"><text:span text:style-name="T2">"enabled": "true"</text:span></text:span></text:p>
          <text:p text:style-name="P28"><text:span text:style-name="Source_20_Text"><text:span text:style-name="T5"><text:s text:c="8"/></text:span></text:span><text:span text:style-name="Source_20_Text"><text:span text:style-name="T2">}</text:span></text:span></text:p>
          <text:p text:style-name="P28"><text:span text:style-name="Source_20_Text"><text:span text:style-name="T5"><text:s text:c="4"/></text:span></text:span><text:span text:style-name="Source_20_Text"><text:span text:style-name="T2">}</text:span></text:span></text:p>
          <text:p text:style-name="P28"><text:span text:style-name="Source_20_Text"><text:span text:style-name="T2">}</text:span></text:span></text:p>
        </text:list-item>
        <text:list-item>
          <text:p text:style-name="P25">Protégez le fichier <text:span text:style-name="T1">config.json</text:span> :</text:p>
          <text:p text:style-name="P27">bash</text:p>
          <text:p text:style-name="P28"><text:span text:style-name="Source_20_Text"><text:span text:style-name="T2">chmod 600 ~/.docker/config.json</text:span></text:span></text:p>
          <text:list>
            <text:list-item>
              <text:p text:style-name="P25">Ajoutez <text:span text:style-name="T1">~/.docker/config.json</text:span> à <text:span text:style-name="T1">.gitignore</text:span> pour éviter son versionnement dans un dépôt public.</text:p>
            </text:list-item>
          </text:list>
        </text:list-item>
      </text:list>
      <text:p text:style-name="P4">Conseil : Si un PAT est accidentellement exposé, révoquez-le immédiatement via l’interface Docker Hub et générez un nouveau jeton.</text:p>
      <text:p text:style-name="P4">4.4. Utiliser un gestionnaire de mots de passe (facultatif)</text:p>
      <text:p text:style-name="P5">Pour éviter d’inclure des PAT en clair, vous pouvez utiliser un gestionnaire de mots de passe comme <text:span text:style-name="T1">pass</text:span> ou stocker les identifiants dans des variables d’environnement sécurisées.</text:p>
      <text:list text:style-name="L9">
        <text:list-item>
          <text:p text:style-name="P29">Installez <text:span text:style-name="T1">pass</text:span> :</text:p>
          <text:p text:style-name="P30">bash</text:p>
          <text:p text:style-name="P31"><text:span text:style-name="Source_20_Text"><text:span text:style-name="T2">sudo apt install pass</text:span></text:span></text:p>
        </text:list-item>
        <text:list-item>
          <text:p text:style-name="P29">Mettez à jour <text:span text:style-name="T1">config.json</text:span> pour utiliser <text:span text:style-name="T1">pass</text:span> :</text:p>
          <text:p text:style-name="P30">json</text:p>
          <text:p text:style-name="P31"><text:span text:style-name="Source_20_Text"><text:span text:style-name="T2">{</text:span></text:span></text:p>
          <text:p text:style-name="P31"><text:span text:style-name="Source_20_Text"><text:span text:style-name="T5"><text:s text:c="4"/></text:span></text:span><text:span text:style-name="Source_20_Text"><text:span text:style-name="T2">"auths": {},</text:span></text:span></text:p>
          <text:p text:style-name="P31"><text:span text:style-name="Source_20_Text"><text:span text:style-name="T5"><text:s text:c="4"/></text:span></text:span><text:span text:style-name="Source_20_Text"><text:span text:style-name="T2">"credsStore": "pass",</text:span></text:span></text:p>
          <text:p text:style-name="P31"><text:span text:style-name="Source_20_Text"><text:span text:style-name="T5"><text:s text:c="4"/></text:span></text:span><text:span text:style-name="Source_20_Text"><text:span text:style-name="T2">"currentContext": "desktop-linux"</text:span></text:span></text:p>
          <text:p text:style-name="P31"><text:span text:style-name="Source_20_Text"><text:span text:style-name="T2">}</text:span></text:span></text:p>
        </text:list-item>
        <text:list-item>
          <text:p text:style-name="P29">Initialisez <text:span text:style-name="T1">pass</text:span> avec votre nom d’utilisateur et mot de passe Docker Hub (pas l’email) :</text:p>
          <text:p text:style-name="P30">bash</text:p>
          <text:p text:style-name="P31"><text:span text:style-name="Source_20_Text"><text:span text:style-name="T2">pass init</text:span></text:span></text:p>
          <text:p text:style-name="P32"><text:soft-page-break/><text:span text:style-name="Source_20_Text"><text:span text:style-name="T2">pass insert docker-credential-desktop</text:span></text:span></text:p>
        </text:list-item>
      </text:list>
      <text:p text:style-name="P5">Dépannage :</text:p>
      <text:list text:style-name="L10">
        <text:list-item>
          <text:p text:style-name="P33">Erreurs d’authentification : Vérifiez que le PAT est valide et non expiré. Régénérez-le si nécessaire.</text:p>
        </text:list-item>
        <text:list-item>
          <text:p text:style-name="P33">Limite de jetons atteinte : Supprimez les anciens jetons via l’interface web de Docker Hub.</text:p>
        </text:list-item>
        <text:list-item>
          <text:p text:style-name="P33">Problèmes de contexte : Si les commandes échouent, vérifiez le contexte avec <text:span text:style-name="T1">docker context ls</text:span> et définissez-le sur <text:span text:style-name="T1">desktop-linux</text:span> avec <text:span text:style-name="T1">docker context use desktop-linux</text:span>.</text:p>
        </text:list-item>
      </text:list>
      <text:p text:style-name="P5">Notes supplémentaires</text:p>
      <text:list text:style-name="L11">
        <text:list-item>
          <text:p text:style-name="P34">Docker vs Docker Desktop : Docker Desktop inclut son propre binaire Docker mais fonctionne dans un contexte distinct (<text:span text:style-name="T1">desktop-linux</text:span>). Docker autonome peut coexister mais nécessite une configuration séparée.</text:p>
        </text:list-item>
        <text:list-item>
          <text:p text:style-name="P34">Conseils de performance :</text:p>
          <text:list>
            <text:list-item>
              <text:p text:style-name="P34">Allouez au moins 2 cœurs CPU et 8 Go de RAM à la VM pour des performances optimales.</text:p>
            </text:list-item>
            <text:list-item>
              <text:p text:style-name="P34">Activez l’accélération 3D de VMware pour les conteneurs avec interfaces graphiques.</text:p>
            </text:list-item>
          </text:list>
        </text:list-item>
        <text:list-item>
          <text:p text:style-name="P35"><text:span text:style-name="T3">Mise à jour de Docker Desktop : Vérifiez périodiquement le </text:span><text:a xlink:type="simple" xlink:href="https://docs.docker.com/desktop/install/ubuntu/" office:target-frame-name="_blank" xlink:show="new" text:style-name="Internet_20_link" text:visited-style-name="Visited_20_Internet_20_Link"><text:span text:style-name="T4">site officiel de Docker</text:span></text:a><text:span text:style-name="T3"> pour de nouveaux paquets </text:span><text:span text:style-name="T2">.deb</text:span><text:span text:style-name="T3"> et répétez l’étape 3.3.</text:span></text:p>
        </text:list-item>
        <text:list-item>
          <text:p text:style-name="P34">Registres alternatifs : Pour utiliser des registres privés (par exemple, GitHub Container Registry), ajoutez leurs URL et identifiants dans <text:span text:style-name="T1">auths</text:span> de <text:span text:style-name="T1">config.json</text:span>.</text:p>
        </text:list-item>
      </text:list>
      <text:p text:style-name="P5">Problèmes courants et solutions</text:p>
      <text:list text:style-name="L12">
        <text:list-item>
          <text:p text:style-name="P36">La VM ne démarre pas : Assurez-vous que VT-x/AMD-V est activé dans le BIOS et les paramètres VMware. Vérifiez que <text:span text:style-name="T1">vhv.enable = "TRUE"</text:span> dans le fichier <text:span text:style-name="T1">.vmx</text:span>.</text:p>
        </text:list-item>
        <text:list-item>
          <text:p text:style-name="P36">KVM non détecté : Exécutez <text:span text:style-name="T1">sudo dmesg | grep kvm</text:span> pour diagnostiquer les problèmes de module. Réinstallez <text:span text:style-name="T1">qemu-kvm</text:span> si nécessaire.</text:p>
        </text:list-item>
        <text:list-item>
          <text:p text:style-name="P36">Docker Desktop plante : Consultez les journaux dans <text:span text:style-name="T1">~/.docker/desktop/log</text:span> et assurez-vous d’avoir suffisamment d’espace disque.</text:p>
        </text:list-item>
        <text:list-item>
          <text:p text:style-name="P36">Problèmes de réseau : Vérifiez que l’adaptateur réseau de la VM est configuré en NAT ou Bridge dans VMware et que la résolution DNS fonctionne (<text:span text:style-name="T1">ping hub.docker.com</text:span>).</text:p>
        </text:list-item>
      </text:list>
      <text:p text:style-name="P4">Note sur la sécurité des dépôts GitHub</text:p>
      <text:p text:style-name="P4">Avant de publier ce tutoriel dans un dépôt public, vérifiez qu’aucune information sensible (PAT, mots de passe, clés API) n’est incluse. Utilisez des outils comme <text:span text:style-name="T1">git-secrets</text:span> ou <text:span text:style-name="T1">truffleHog</text:span> pour scanner votre dépôt à la recherche de fuites potentielles.</text:p>
      <text:p text:style-name="P5">Ressources</text:p>
      <text:list text:style-name="L13">
        <text:list-item>
          <text:p text:style-name="P37"><text:a xlink:type="simple" xlink:href="https://docs.docker.com/desktop/install/ubuntu/" office:target-frame-name="_blank" xlink:show="new" text:style-name="Internet_20_link" text:visited-style-name="Visited_20_Internet_20_Link"><text:span text:style-name="T3">Installation de Docker Desktop pour Linux</text:span></text:a></text:p>
        </text:list-item>
        <text:list-item>
          <text:p text:style-name="P37"><text:a xlink:type="simple" xlink:href="https://docs.docker.com/desktop/install/linux-install/#kvm-virtualization-support" office:target-frame-name="_blank" xlink:show="new" text:style-name="Internet_20_link" text:visited-style-name="Visited_20_Internet_20_Link"><text:span text:style-name="T3">Support KVM pour Docker</text:span></text:a></text:p>
        </text:list-item>
        <text:list-item>
          <text:p text:style-name="P37"><text:a xlink:type="simple" xlink:href="https://docs.docker.com/desktop/get-started/#credentials-management-for-linux-users" office:target-frame-name="_blank" xlink:show="new" text:style-name="Internet_20_link" text:visited-style-name="Visited_20_Internet_20_Link"><text:span text:style-name="T3">Gestion des identifiants Docker</text:span></text:a></text:p>
        </text:list-item>
        <text:list-item>
          <text:p text:style-name="P37"><text:a xlink:type="simple" xlink:href="https://docs.vmware.com/fr/VMware-Workstation-Pro/16.0/com.vmware.ws.using.doc/GUID-E6E4A6BE-800C-42F8-A05E-53F33F5D9C7D.html" office:target-frame-name="_blank" xlink:show="new" text:style-name="Internet_20_link" text:visited-style-name="Visited_20_Internet_20_Link"><text:span text:style-name="T3">Guide VMware sur la virtualisation imbriquée</text:span></text:a></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6T06:21:57.129000000</meta:creation-date>
    <dc:date>2025-04-16T06:47:48.632000000</dc:date>
    <meta:editing-duration>PT14M40S</meta:editing-duration>
    <meta:editing-cycles>1</meta:editing-cycles>
    <meta:document-statistic meta:table-count="0" meta:image-count="0" meta:object-count="0" meta:page-count="6" meta:paragraph-count="191" meta:word-count="1721" meta:character-count="11399" meta:non-whitespace-character-count="9882"/>
    <meta:generator>LibreOffice/24.8.5.2$Windows_X86_64 LibreOffice_project/fddf2685c70b461e7832239a0162a77216259f22</meta:generator>
  </office:meta>
</office:document-meta>
</file>